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color="#000000"/>
    </style:style>
    <style:style style:name="P2" style:family="paragraph" style:parent-style-name="Standard">
      <style:paragraph-properties fo:margin-bottom="0.1667in"/>
      <style:text-properties style:font-name="Times" fo:font-size="12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T1" style:family="text">
      <style:text-properties fo:letter-spacing="0.0000in"/>
    </style:style>
    <style:style style:name="T2" style:family="text">
      <style:text-properties style:font-name="Courier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Whale Talk</text:span></text:p>
      <text:p text:style-name="P2"><text:span text:style-name="T1">Take a phrase like ‘turpentine and turtles’ and translate it into its “whale talk” equivalent: ‘UUEEIEEAUUEE’. </text:span></text:p>
      <text:p text:style-name="P2"><text:span text:style-name="T1">There are a few simple rules for translating text to whale language:</text:span></text:p>
      <text:list text:style-name="L1">
        <text:list-item>
          <text:p text:style-name="P3"><text:span text:style-name="T1">There are no consonants. Only vowels excluding “y”.</text:span></text:p>
        </text:list-item>
        <text:list-item>
          <text:p text:style-name="P3"><text:span text:style-name="T1">The </text:span><text:span text:style-name="T2">u</text:span><text:span text:style-name="T1">‘s and </text:span><text:span text:style-name="T2">e</text:span><text:span text:style-name="T1">‘s are extra long, so we must double them in our program.</text:span></text:p>
        </text:list-item>
      </text:list>
      <text:p text:style-name="P2"><text:span text:style-name="T1">Once we have converted text to the whale language, the result is sung slowly, as is a custom in the ocea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1</meta:generator>
  </office:meta>
</office:document-meta>
</file>